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359a72" officeooo:paragraph-rsid="00191f56"/>
    </style:style>
    <style:style style:name="P2" style:family="paragraph" style:parent-style-name="Standard">
      <style:text-properties style:text-underline-style="none" officeooo:rsid="00359a72" officeooo:paragraph-rsid="001e9f13"/>
    </style:style>
    <style:style style:name="P3" style:family="paragraph" style:parent-style-name="Standard">
      <style:text-properties style:text-underline-style="none" officeooo:rsid="00359a72" officeooo:paragraph-rsid="00213b33"/>
    </style:style>
    <style:style style:name="P4" style:family="paragraph" style:parent-style-name="Standard">
      <style:text-properties style:text-underline-style="none" officeooo:rsid="00359a72" officeooo:paragraph-rsid="00219c73"/>
    </style:style>
    <style:style style:name="P5" style:family="paragraph" style:parent-style-name="Standard">
      <style:text-properties style:text-underline-style="none" officeooo:rsid="00359a72" officeooo:paragraph-rsid="0023680e"/>
    </style:style>
    <style:style style:name="P6" style:family="paragraph" style:parent-style-name="Standard">
      <style:text-properties style:text-underline-style="none" officeooo:rsid="00359a72" officeooo:paragraph-rsid="003ca7bb"/>
    </style:style>
    <style:style style:name="P7" style:family="paragraph" style:parent-style-name="Standard">
      <style:text-properties style:text-underline-style="none" officeooo:rsid="001a8113" officeooo:paragraph-rsid="001a8113"/>
    </style:style>
    <style:style style:name="P8" style:family="paragraph" style:parent-style-name="Standard">
      <style:text-properties style:text-underline-style="none" officeooo:rsid="001e9f13" officeooo:paragraph-rsid="001e9f13"/>
    </style:style>
    <style:style style:name="P9" style:family="paragraph" style:parent-style-name="Standard">
      <style:text-properties style:text-underline-style="none" officeooo:rsid="001e9f13" officeooo:paragraph-rsid="003ca7bb"/>
    </style:style>
    <style:style style:name="P10" style:family="paragraph" style:parent-style-name="Standard">
      <style:text-properties style:text-underline-style="none" officeooo:rsid="001fc081" officeooo:paragraph-rsid="001fc081"/>
    </style:style>
    <style:style style:name="P11" style:family="paragraph" style:parent-style-name="Standard">
      <style:text-properties style:text-underline-style="none" officeooo:rsid="001fc081" officeooo:paragraph-rsid="00219c73"/>
    </style:style>
    <style:style style:name="P12" style:family="paragraph" style:parent-style-name="Standard">
      <style:text-properties style:text-underline-style="none" officeooo:rsid="001fc081" officeooo:paragraph-rsid="003ca7bb"/>
    </style:style>
    <style:style style:name="P13" style:family="paragraph" style:parent-style-name="Standard">
      <style:text-properties style:text-underline-style="none" officeooo:rsid="0025f54f" officeooo:paragraph-rsid="0025f54f"/>
    </style:style>
    <style:style style:name="P14" style:family="paragraph" style:parent-style-name="Standard">
      <style:text-properties style:text-underline-style="none" officeooo:rsid="0028f01b" officeooo:paragraph-rsid="0028f01b"/>
    </style:style>
    <style:style style:name="P15" style:family="paragraph" style:parent-style-name="Standard">
      <style:text-properties style:text-underline-style="none" officeooo:rsid="002acf1d" officeooo:paragraph-rsid="002acf1d"/>
    </style:style>
    <style:style style:name="P16" style:family="paragraph" style:parent-style-name="Standard">
      <style:text-properties style:text-underline-style="none" officeooo:rsid="002b58e2" officeooo:paragraph-rsid="002b58e2"/>
    </style:style>
    <style:style style:name="P17" style:family="paragraph" style:parent-style-name="Standard">
      <style:text-properties style:text-underline-style="none" officeooo:rsid="002b58e2" officeooo:paragraph-rsid="003ca7bb"/>
    </style:style>
    <style:style style:name="P18" style:family="paragraph" style:parent-style-name="Standard">
      <style:text-properties officeooo:paragraph-rsid="001fc081"/>
    </style:style>
    <style:style style:name="P19" style:family="paragraph" style:parent-style-name="Standard">
      <style:text-properties officeooo:paragraph-rsid="0025f54f"/>
    </style:style>
    <style:style style:name="P20" style:family="paragraph" style:parent-style-name="Text_20_body">
      <style:text-properties officeooo:rsid="0014a441" officeooo:paragraph-rsid="0014a441"/>
    </style:style>
    <style:style style:name="P21" style:family="paragraph" style:parent-style-name="Text_20_body">
      <style:text-properties officeooo:rsid="000a43b3" officeooo:paragraph-rsid="003d8190"/>
    </style:style>
    <style:style style:name="P22" style:family="paragraph" style:parent-style-name="Standard">
      <style:text-properties style:text-underline-style="none" officeooo:rsid="00213b33" officeooo:paragraph-rsid="00213b33"/>
    </style:style>
    <style:style style:name="P23" style:family="paragraph" style:parent-style-name="Standard">
      <style:text-properties style:text-underline-style="none" officeooo:rsid="00213b33" officeooo:paragraph-rsid="00219c73"/>
    </style:style>
    <style:style style:name="P24" style:family="paragraph" style:parent-style-name="Standard">
      <style:text-properties style:text-underline-style="none" officeooo:rsid="003ef7a9" officeooo:paragraph-rsid="003ef7a9"/>
    </style:style>
    <style:style style:name="P25" style:family="paragraph" style:parent-style-name="Standard">
      <style:text-properties style:text-underline-style="none" officeooo:rsid="003ab619" officeooo:paragraph-rsid="00409205"/>
    </style:style>
    <style:style style:name="P26" style:family="paragraph" style:parent-style-name="Standard">
      <style:text-properties style:text-underline-style="none" officeooo:rsid="00359a72" officeooo:paragraph-rsid="003ca7bb"/>
    </style:style>
    <style:style style:name="P27" style:family="paragraph" style:parent-style-name="Standard">
      <style:text-properties style:text-underline-style="none" officeooo:rsid="00359a72" officeooo:paragraph-rsid="004267de"/>
    </style:style>
    <style:style style:name="P28" style:family="paragraph" style:parent-style-name="Standard">
      <style:text-properties style:text-underline-style="none" officeooo:rsid="00409205" officeooo:paragraph-rsid="00409205"/>
    </style:style>
    <style:style style:name="P29" style:family="paragraph" style:parent-style-name="Standard">
      <style:text-properties style:text-underline-style="none" officeooo:rsid="004132d1" officeooo:paragraph-rsid="004132d1"/>
    </style:style>
    <style:style style:name="P30" style:family="paragraph" style:parent-style-name="Standard">
      <style:text-properties style:text-underline-style="none" officeooo:rsid="002fd7ec" officeooo:paragraph-rsid="002fd7ec"/>
    </style:style>
    <style:style style:name="P31" style:family="paragraph" style:parent-style-name="Standard">
      <style:text-properties style:text-underline-style="none" officeooo:rsid="004d44ad" officeooo:paragraph-rsid="004d44ad"/>
    </style:style>
    <style:style style:name="P32" style:family="paragraph" style:parent-style-name="Standard">
      <style:text-properties style:text-underline-style="none" fo:font-weight="bold" officeooo:rsid="004db6b3" officeooo:paragraph-rsid="004db6b3" style:font-weight-asian="bold" style:font-weight-complex="bold"/>
    </style:style>
    <style:style style:name="P33" style:family="paragraph" style:parent-style-name="Standard">
      <style:text-properties style:text-underline-style="none" fo:font-weight="bold" officeooo:rsid="004ff815" officeooo:paragraph-rsid="004ff815" style:font-weight-asian="bold" style:font-weight-complex="bold"/>
    </style:style>
    <style:style style:name="P34" style:family="paragraph" style:parent-style-name="Standard">
      <style:text-properties style:text-underline-style="none" fo:font-weight="bold" officeooo:rsid="0051c3dc" officeooo:paragraph-rsid="0051c3dc" style:font-weight-asian="bold" style:font-weight-complex="bold"/>
    </style:style>
    <style:style style:name="P35" style:family="paragraph" style:parent-style-name="Standard">
      <style:text-properties style:text-underline-style="none" officeooo:rsid="0055f846" officeooo:paragraph-rsid="0055f846"/>
    </style:style>
    <style:style style:name="P36" style:family="paragraph" style:parent-style-name="Standard">
      <style:text-properties officeooo:paragraph-rsid="00213b33"/>
    </style:style>
    <style:style style:name="P37" style:family="paragraph" style:parent-style-name="Standard">
      <style:text-properties officeooo:rsid="003ab619" officeooo:paragraph-rsid="001fc081"/>
    </style:style>
    <style:style style:name="P38" style:family="paragraph" style:parent-style-name="Standard">
      <style:text-properties style:text-line-through-style="solid" style:text-line-through-type="single" style:text-underline-style="none" officeooo:rsid="0046445b" officeooo:paragraph-rsid="0046445b"/>
    </style:style>
    <style:style style:name="P39" style:family="paragraph" style:parent-style-name="Standard">
      <style:text-properties style:text-line-through-style="solid" style:text-line-through-type="single" style:text-underline-style="none" officeooo:rsid="004a1c91" officeooo:paragraph-rsid="004a1c91"/>
    </style:style>
    <style:style style:name="P40" style:family="paragraph" style:parent-style-name="Standard">
      <style:text-properties style:text-line-through-style="solid" style:text-line-through-type="single" style:text-underline-style="none" officeooo:rsid="004a882d" officeooo:paragraph-rsid="004a882d"/>
    </style:style>
    <style:style style:name="P41" style:family="paragraph" style:parent-style-name="Standard">
      <style:text-properties style:text-line-through-style="solid" style:text-line-through-type="single" style:text-underline-style="none" officeooo:rsid="004b4d83" officeooo:paragraph-rsid="004b4d83"/>
    </style:style>
    <style:style style:name="P42" style:family="paragraph" style:parent-style-name="Standard">
      <style:text-properties style:text-line-through-style="none" style:text-line-through-type="none" style:text-underline-style="none" fo:font-weight="normal" officeooo:rsid="00524384" officeooo:paragraph-rsid="00524384" style:font-weight-asian="normal" style:font-weight-complex="normal"/>
    </style:style>
    <style:style style:name="P43" style:family="paragraph" style:parent-style-name="Standard">
      <style:text-properties style:text-line-through-style="none" style:text-line-through-type="none" style:text-underline-style="none" fo:font-weight="normal" officeooo:rsid="0052e70f" officeooo:paragraph-rsid="0052e70f" style:font-weight-asian="normal" style:font-weight-complex="normal"/>
    </style:style>
    <style:style style:name="T1" style:family="text">
      <style:text-properties officeooo:rsid="000b8e9d"/>
    </style:style>
    <style:style style:name="T2" style:family="text">
      <style:text-properties officeooo:rsid="000efa77"/>
    </style:style>
    <style:style style:name="T3" style:family="text">
      <style:text-properties officeooo:rsid="00109219"/>
    </style:style>
    <style:style style:name="T4" style:family="text">
      <style:text-properties officeooo:rsid="001284ab"/>
    </style:style>
    <style:style style:name="T5" style:family="text">
      <style:text-properties officeooo:rsid="0016b523"/>
    </style:style>
    <style:style style:name="T6" style:family="text">
      <style:text-properties officeooo:rsid="00175e50"/>
    </style:style>
    <style:style style:name="T7" style:family="text">
      <style:text-properties officeooo:rsid="00191f56"/>
    </style:style>
    <style:style style:name="T8" style:family="text">
      <style:text-properties officeooo:rsid="001bfabe"/>
    </style:style>
    <style:style style:name="T9" style:family="text">
      <style:text-properties officeooo:rsid="00213b33"/>
    </style:style>
    <style:style style:name="T10" style:family="text">
      <style:text-properties officeooo:rsid="00219c73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fc081"/>
    </style:style>
    <style:style style:name="T13" style:family="text">
      <style:text-properties style:text-underline-style="none" officeooo:rsid="002128d0"/>
    </style:style>
    <style:style style:name="T14" style:family="text">
      <style:text-properties style:text-underline-style="none" officeooo:rsid="00213b33"/>
    </style:style>
    <style:style style:name="T15" style:family="text">
      <style:text-properties style:text-underline-style="none" officeooo:rsid="002c62c3"/>
    </style:style>
    <style:style style:name="T16" style:family="text">
      <style:text-properties style:text-underline-style="none" officeooo:rsid="003abf7d"/>
    </style:style>
    <style:style style:name="T17" style:family="text">
      <style:text-properties style:text-underline-style="none" officeooo:rsid="0025f54f"/>
    </style:style>
    <style:style style:name="T18" style:family="text">
      <style:text-properties style:text-underline-style="none" officeooo:rsid="003ef7a9"/>
    </style:style>
    <style:style style:name="T19" style:family="text">
      <style:text-properties style:text-underline-style="none" officeooo:rsid="004d1ff9"/>
    </style:style>
    <style:style style:name="T20" style:family="text">
      <style:text-properties officeooo:rsid="002c62c3"/>
    </style:style>
    <style:style style:name="T21" style:family="text">
      <style:text-properties officeooo:rsid="002d880d"/>
    </style:style>
    <style:style style:name="T22" style:family="text">
      <style:text-properties officeooo:rsid="0032deb3"/>
    </style:style>
    <style:style style:name="T23" style:family="text">
      <style:text-properties officeooo:rsid="00358fbe"/>
    </style:style>
    <style:style style:name="T24" style:family="text">
      <style:text-properties officeooo:rsid="003755d8"/>
    </style:style>
    <style:style style:name="T25" style:family="text">
      <style:text-properties officeooo:rsid="003abf7d"/>
    </style:style>
    <style:style style:name="T26" style:family="text">
      <style:text-properties officeooo:rsid="002128d0"/>
    </style:style>
    <style:style style:name="T27" style:family="text">
      <style:text-properties officeooo:rsid="000c8773"/>
    </style:style>
    <style:style style:name="T28" style:family="text">
      <style:text-properties officeooo:rsid="000e1602"/>
    </style:style>
    <style:style style:name="T29" style:family="text">
      <style:text-properties officeooo:rsid="000ff9e2"/>
    </style:style>
    <style:style style:name="T30" style:family="text">
      <style:text-properties officeooo:rsid="00409205"/>
    </style:style>
    <style:style style:name="T31" style:family="text">
      <style:text-properties officeooo:rsid="004267de"/>
    </style:style>
    <style:style style:name="T32" style:family="text">
      <style:text-properties officeooo:rsid="0044396b"/>
    </style:style>
    <style:style style:name="T33" style:family="text">
      <style:text-properties officeooo:rsid="0045e182"/>
    </style:style>
    <style:style style:name="T34" style:family="text">
      <style:text-properties officeooo:rsid="00476260"/>
    </style:style>
    <style:style style:name="T35" style:family="text">
      <style:text-properties officeooo:rsid="004d1ff9"/>
    </style:style>
    <style:style style:name="T36" style:family="text">
      <style:text-properties officeooo:rsid="004d44ad"/>
    </style:style>
    <style:style style:name="T37" style:family="text">
      <style:text-properties officeooo:rsid="004f2e9d"/>
    </style:style>
    <style:style style:name="T38" style:family="text">
      <style:text-properties style:text-line-through-style="none" style:text-line-through-type="none" fo:font-weight="normal" style:font-weight-asian="normal" style:font-weight-complex="normal"/>
    </style:style>
    <style:style style:name="T39" style:family="text">
      <style:text-properties officeooo:rsid="0053a1c6"/>
    </style:style>
    <style:style style:name="T40" style:family="text">
      <style:text-properties officeooo:rsid="005494cc"/>
    </style:style>
    <style:style style:name="T41" style:family="text">
      <style:text-properties officeooo:rsid="00573d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asterarbeit Phase 3</text:p>
      <text:p text:style-name="Text_20_body"/>
      <text:p text:style-name="P21">Wörterbuch halbieren (nur noch männliche und weibliche Form<text:span text:style-name="T1">) </text:span><text:span text:style-name="T5">Done!</text:span><text:span text:style-name="T27">remove numbers und remove punctuation zsmfassen </text:span><text:span text:style-name="T6">Done!</text:span><text:span text:style-name="T28">sollte ich nochmal xgboost und nn testen </text:span><text:span text:style-name="T2">und linear</text:span><text:span text:style-name="T28">? </text:span><text:span text:style-name="T20">Ja</text:span></text:p>
      <text:p text:style-name="P21"><text:span text:style-name="T29">Caching wieder einbauen? </text:span><text:span text:style-name="T3">Für data augmentation? </text:span><text:span text:style-name="T4">Dauert sonst ganz schön lang?<text:line-break/></text:span><text:span text:style-name="T23">Caching ja oder nein? Auch über random seeds hinweg? Greift bei 2 modelle, 3 randomseeds, </text:span><text:span text:style-name="T24">lohnt nicht!</text:span></text:p>
      <text:p text:style-name="P20">Nehme ich wieder grid search? <text:span text:style-name="T21">Ja</text:span></text:p>
      <text:p text:style-name="P1"><text:span text:style-name="T8">2</text:span> modelle</text:p>
      <text:p text:style-name="P1">2 keyboard</text:p>
      <text:p text:style-name="P1">2 zusatzdaten</text:p>
      <text:p text:style-name="P1">2 stopwords</text:p>
      <text:p text:style-name="P1">2 lowercase</text:p>
      <text:p text:style-name="P1">2 num_<text:span text:style-name="T7">punc</text:span></text:p>
      <text:p text:style-name="P1">2 oesch</text:p>
      <text:p text:style-name="P1">2 selbstständige</text:p>
      <text:p text:style-name="P1">3 randomseeds?</text:p>
      <text:p text:style-name="P1"/>
      <text:p text:style-name="P7">die zusatzdaten nur wenn ich selbstständige = ohne habe, also nur bei der Hälfte der Experimente!</text:p>
      <text:p text:style-name="P7"/>
      <text:p text:style-name="P8">Selbständige = nur, <text:span text:style-name="T10">oesch=8</text:span></text:p>
      <text:p text:style-name="P2"><text:span text:style-name="T8">2</text:span> modelle?</text:p>
      <text:p text:style-name="P2">2 keyboard</text:p>
      <text:p text:style-name="P2">2 stopwords</text:p>
      <text:p text:style-name="P16">2 lowercasing</text:p>
      <text:p text:style-name="P2">2 num_<text:span text:style-name="T7">punc</text:span></text:p>
      <text:p text:style-name="P2">3 randomseeds <text:span text:style-name="T22">18 20 30</text:span></text:p>
      <text:p text:style-name="P18"><text:span text:style-name="T15">32</text:span><text:span text:style-name="T12">*3 </text:span><text:span text:style-name="T13">= </text:span><text:span text:style-name="T15">96 </text:span><text:span text:style-name="T13">runs</text:span></text:p>
      <text:p text:style-name="P37"><text:span text:style-name="T11"/></text:p>
      <text:p text:style-name="P10"/>
      <text:p text:style-name="P22">Selbstständige = ohne, <text:span text:style-name="T10">oesch8</text:span></text:p>
      <text:p text:style-name="P24">2 modelle</text:p>
      <text:p text:style-name="P3">2 keyboard</text:p>
      <text:p text:style-name="P3"><text:span text:style-name="T35">(</text:span>2 zusatzdaten<text:span text:style-name="T35">)</text:span></text:p>
      <text:p text:style-name="P3">2 stopwords</text:p>
      <text:p text:style-name="P16">2 lowercasing</text:p>
      <text:p text:style-name="P5">2 num_<text:span text:style-name="T7">punc</text:span></text:p>
      <text:p text:style-name="P3">3 randomseeds?</text:p>
      <text:p text:style-name="P36"><text:span text:style-name="T19">32 *4 = 96 (</text:span><text:span text:style-name="T18">64</text:span><text:span text:style-name="T14">*3 = </text:span><text:span text:style-name="T18">192 </text:span><text:span text:style-name="T14"><text:s/>runs</text:span><text:span text:style-name="T19">)</text:span></text:p>
      <text:p text:style-name="P10"/>
      <text:p text:style-name="P9">Selbständige = nur, <text:span text:style-name="T10">oesch=16</text:span></text:p>
      <text:p text:style-name="P6"/>
      <text:p text:style-name="P28">2 modelle</text:p>
      <text:p text:style-name="P6">2 keyboard</text:p>
      <text:p text:style-name="P6">2 stopwords</text:p>
      <text:p text:style-name="P17">2 lowercasing</text:p>
      <text:p text:style-name="P6">2 num_<text:span text:style-name="T7">punc</text:span></text:p>
      <text:p text:style-name="P6">3 randomseeds<text:span text:style-name="T22">18 20 30</text:span></text:p>
      <text:p text:style-name="P12"><text:soft-page-break/><text:span text:style-name="T30">32</text:span>*3 <text:span text:style-name="T26">= </text:span><text:span text:style-name="T30">96</text:span><text:span text:style-name="T26">runs</text:span></text:p>
      <text:p text:style-name="P25"/>
      <text:p text:style-name="P12"/>
      <text:p text:style-name="P23">Selbstständige = ohne, <text:span text:style-name="T10">oesch16</text:span></text:p>
      <text:p text:style-name="P31">(2 zusatzdaten)</text:p>
      <text:p text:style-name="P29">2 modelle</text:p>
      <text:p text:style-name="P4">2 keyboard</text:p>
      <text:p text:style-name="P4">2 stopwords</text:p>
      <text:p text:style-name="P16">2 lowercasing</text:p>
      <text:p text:style-name="P5">2 num_<text:span text:style-name="T7">punc</text:span></text:p>
      <text:p text:style-name="P4">3 randomseeds</text:p>
      <text:p text:style-name="P11"><text:span text:style-name="T25">32</text:span><text:span text:style-name="T9">*3 = </text:span><text:span text:style-name="T25">96</text:span><text:span text:style-name="T9"> runs </text:span><text:span text:style-name="T36">(144 da ich zusatzdaten nicht mehr mit xgboost getestet habe)</text:span></text:p>
      <text:p text:style-name="P10"/>
      <text:p text:style-name="P19"><text:span text:style-name="T16">336</text:span><text:span text:style-name="T17"> runs in total!</text:span></text:p>
      <text:p text:style-name="P13"/>
      <text:p text:style-name="P14">Selbstständige als bonus nehmen</text:p>
      <text:p text:style-name="P15">Hauptaugenmerk auf selbstständige = ohne</text:p>
      <text:p text:style-name="P30">anfangen mit Oesch16</text:p>
      <text:p text:style-name="P30"/>
      <text:p text:style-name="P27"><text:span text:style-name="T31">Die </text:span><text:span text:style-name="T33">fasttext </text:span>zusatzdaten <text:span text:style-name="T31">nehme ich raus, die sind bei oesch8 ohne insgesamt schlecht </text:span><text:span text:style-name="T32">(also für nn und noch stärker für xgboost) und bei oesch16 ohne bei nn auch schlecht!!</text:span></text:p>
      <text:p text:style-name="P27"/>
      <text:p text:style-name="P38">Das bedeutet ich habe dann 96 runs für jedes Modell mit genau den gleichen Parametern, insgesamt <text:s/>384 Durchgänge.</text:p>
      <text:p text:style-name="P38">Damit kann ich <text:span text:style-name="T34">alle 4 modelle zusammenführen indem ich sie einmal runterlade und dann wieder hochlade (kann ich schonmal bauen). <text:s/></text:span><text:span text:style-name="T37">Indem ich sie verschiebe in ein neues projekt</text:span></text:p>
      <text:p text:style-name="P38"/>
      <text:p text:style-name="P39">Damit kann ich ein insgesamtes feature importance score basteln.</text:p>
      <text:p text:style-name="P40">Davon erwarte ich:</text:p>
      <text:p text:style-name="P40">keyboard augmentation = True</text:p>
      <text:p text:style-name="P40">fasttext modell = nn</text:p>
      <text:p text:style-name="P41">lowercase = ?</text:p>
      <text:p text:style-name="P41">remove_stopwords = ?</text:p>
      <text:p text:style-name="P41">remove_num_punc = ?</text:p>
      <text:p text:style-name="P41"/>
      <text:p text:style-name="P32">Wann benutze ich averaging???</text:p>
      <text:p text:style-name="P32"/>
      <text:p text:style-name="P33">Ich sollte für jedes der 4 Modelle die Daten herunterladen und dann averagen und wieder hochladen.</text:p>
      <text:p text:style-name="P33"/>
      <text:p text:style-name="P33">Dann sollte ich die analyse machen</text:p>
      <text:p text:style-name="P33">und dann sollte ich erst die top 3 setttings nehmen um darauf das combi Modell zu trainieren!!!</text:p>
      <text:p text:style-name="P33"/>
      <text:p text:style-name="P34">ich muss fasttext_zusatzdaten als parameter entfernen</text:p>
      <text:p text:style-name="P33"/>
      <text:p text:style-name="P42">Was gibt es jetzt noch zu tun?</text:p>
      <text:p text:style-name="P42">Ich habe für jedes Modell jeweils einen zusätzlichen Run laufen lassen.</text:p>
      <text:p text:style-name="P43">Diesen muss ich groupedby alle<text:span text:style-name="T39">n parametern(also über die random seeds geaveraged) runterladen </text:span><text:span text:style-name="T41">(darauf achten dass ich die richtigen columns habe)</text:span><text:span text:style-name="T39"> </text:span><text:span text:style-name="T40">und dann den jupyter notebooks zum plotten hinzufügen</text:span></text:p>
      <text:p text:style-name="P35"><text:span text:style-name="T38">dann kann ich die finale Analyse und Bewertung der runs vorhnehme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ca8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7:56:04.736000000</meta:creation-date>
    <dc:date>2022-04-16T23:05:01.916000000</dc:date>
    <meta:editing-duration>P5DT24M10S</meta:editing-duration>
    <meta:editing-cycles>81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71" meta:word-count="423" meta:character-count="2588" meta:non-whitespace-character-count="2233"/>
  </office:meta>
</office:document-meta>
</file>